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20.000000000000000)" table:style-name="transparent_fiat"/>
          <table:table-cell table:formula="=HYPERLINK(&quot;#B2 Tax.a26:z26&quot;; &quot;SHORT&quot;)" table:style-name="transparent_default"/>
          <table:table-cell table:formula="=HYPERLINK(&quot;#B2 Tax.a26:z26&quot;; &quot;GIFT&quot;)" table:style-name="transparent_default"/>
          <table:table-cell table:formula="=HYPERLINK(&quot;#B2 Tax.a26:z26&quot;; 0.20000000000)" table:style-name="transparent_crypto"/>
          <table:table-cell table:formula="=HYPERLINK(&quot;#B2 Tax.a26:z26&quot;; 2840.000000000000000)" table:style-name="transparent_fiat"/>
          <table:table-cell table:formula="=HYPERLINK(&quot;#B2 Tax.a26:z26&quot;; 2820.000000000000000)" table:style-name="transparent_fiat"/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758.00000000000000)" table:style-name="transparent_fiat"/>
          <table:table-cell table:formula="=HYPERLINK(&quot;#B2 Tax.a26:z26&quot;; &quot;SHORT&quot;)" table:style-name="transparent_default"/>
          <table:table-cell table:formula="=HYPERLINK(&quot;#B2 Tax.a26:z26&quot;; &quot;DONATE&quot;)" table:style-name="transparent_default"/>
          <table:table-cell table:formula="=HYPERLINK(&quot;#B2 Tax.a26:z26&quot;; 3.79000000000)" table:style-name="transparent_crypto"/>
          <table:table-cell table:formula="=HYPERLINK(&quot;#B2 Tax.a26:z26&quot;; 54197.00000000000000)" table:style-name="transparent_fiat"/>
          <table:table-cell table:formula="=HYPERLINK(&quot;#B2 Tax.a26:z26&quot;; 53439.00000000000000)" table:style-name="transparent_fiat"/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7560.000000000000000)" table:style-name="transparent_fiat"/>
          <table:table-cell table:formula="=HYPERLINK(&quot;#B2 Tax.a26:z26&quot;; &quot;LONG&quot;)" table:style-name="transparent_default"/>
          <table:table-cell table:formula="=HYPERLINK(&quot;#B2 Tax.a26:z26&quot;; &quot;GIFT&quot;)" table:style-name="transparent_default"/>
          <table:table-cell table:formula="=HYPERLINK(&quot;#B2 Tax.a26:z26&quot;; 4.80000000000)" table:style-name="transparent_crypto"/>
          <table:table-cell table:formula="=HYPERLINK(&quot;#B2 Tax.a26:z26&quot;; 68160.00000000000000)" table:style-name="transparent_fiat"/>
          <table:table-cell table:formula="=HYPERLINK(&quot;#B2 Tax.a26:z26&quot;; 60600.000000000000000)" table:style-name="transparent_fiat"/>
          <table:table-cell/>
        </table:table-row>
        <table:table-row>
          <table:table-cell table:formula="=HYPERLINK(&quot;#B4 Tax.a26:z26&quot;; 2019)" table:style-name="transparent_default"/>
          <table:table-cell table:formula="=HYPERLINK(&quot;#B4 Tax.a26:z26&quot;; &quot;B4&quot;)" table:style-name="transparent_default"/>
          <table:table-cell table:formula="=HYPERLINK(&quot;#B4 Tax.a26:z26&quot;; 21.000000000000000)" table:style-name="transparent_fiat"/>
          <table:table-cell table:formula="=HYPERLINK(&quot;#B4 Tax.a26:z26&quot;; &quot;SHORT&quot;)" table:style-name="transparent_default"/>
          <table:table-cell table:formula="=HYPERLINK(&quot;#B4 Tax.a26:z26&quot;; &quot;GIFT&quot;)" table:style-name="transparent_default"/>
          <table:table-cell table:formula="=HYPERLINK(&quot;#B4 Tax.a26:z26&quot;; 0.21000000000)" table:style-name="transparent_crypto"/>
          <table:table-cell table:formula="=HYPERLINK(&quot;#B4 Tax.a26:z26&quot;; 2982.000000000000000)" table:style-name="transparent_fiat"/>
          <table:table-cell table:formula="=HYPERLINK(&quot;#B4 Tax.a26:z26&quot;; 2961.000000000000000)" table:style-name="transparent_fiat"/>
          <table:table-cell/>
        </table:table-row>
        <table:table-row>
          <table:table-cell table:formula="=HYPERLINK(&quot;#B4 Tax.a26:z26&quot;; 2019)" table:style-name="transparent_default"/>
          <table:table-cell table:formula="=HYPERLINK(&quot;#B4 Tax.a26:z26&quot;; &quot;B4&quot;)" table:style-name="transparent_default"/>
          <table:table-cell table:formula="=HYPERLINK(&quot;#B4 Tax.a26:z26&quot;; 758.00000000000000)" table:style-name="transparent_fiat"/>
          <table:table-cell table:formula="=HYPERLINK(&quot;#B4 Tax.a26:z26&quot;; &quot;SHORT&quot;)" table:style-name="transparent_default"/>
          <table:table-cell table:formula="=HYPERLINK(&quot;#B4 Tax.a26:z26&quot;; &quot;DONATE&quot;)" table:style-name="transparent_default"/>
          <table:table-cell table:formula="=HYPERLINK(&quot;#B4 Tax.a26:z26&quot;; 3.79000000000)" table:style-name="transparent_crypto"/>
          <table:table-cell table:formula="=HYPERLINK(&quot;#B4 Tax.a26:z26&quot;; 54197.00000000000000)" table:style-name="transparent_fiat"/>
          <table:table-cell table:formula="=HYPERLINK(&quot;#B4 Tax.a26:z26&quot;; 53439.00000000000000)" table:style-name="transparent_fiat"/>
          <table:table-cell/>
        </table:table-row>
        <table:table-row>
          <table:table-cell table:formula="=HYPERLINK(&quot;#B4 Tax.a26:z26&quot;; 2019)" table:style-name="transparent_default"/>
          <table:table-cell table:formula="=HYPERLINK(&quot;#B4 Tax.a26:z26&quot;; &quot;B4&quot;)" table:style-name="transparent_default"/>
          <table:table-cell table:formula="=HYPERLINK(&quot;#B4 Tax.a26:z26&quot;; 7538.000000000000000)" table:style-name="transparent_fiat"/>
          <table:table-cell table:formula="=HYPERLINK(&quot;#B4 Tax.a26:z26&quot;; &quot;LONG&quot;)" table:style-name="transparent_default"/>
          <table:table-cell table:formula="=HYPERLINK(&quot;#B4 Tax.a26:z26&quot;; &quot;GIFT&quot;)" table:style-name="transparent_default"/>
          <table:table-cell table:formula="=HYPERLINK(&quot;#B4 Tax.a26:z26&quot;; 4.79000000000)" table:style-name="transparent_crypto"/>
          <table:table-cell table:formula="=HYPERLINK(&quot;#B4 Tax.a26:z26&quot;; 68018.00000000000000)" table:style-name="transparent_fiat"/>
          <table:table-cell table:formula="=HYPERLINK(&quot;#B4 Tax.a26:z26&quot;; 6048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36)" table:style-name="taxable_event_percent"/>
          <table:table-cell table:formula="=HYPERLINK(&quot;#B2 In-Out.a10:z10&quot;; 25560.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1/3: 1.80000000 of 5.00000000 B2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9" office:value-type="float" table:style-name="acquired_lot_percent"/>
          <table:table-cell office:value="21600.0" office:value-type="float" table:style-name="acquired_lot_fiat"/>
          <table:table-cell office:value="0.0" office:value-type="float" table:style-name="acquired_lot_fiat"/>
          <table:table-cell office:value="21600.0" office:value-type="float" table:style-name="highlighted_fiat"/>
          <table:table-cell office:value="12000.0" office:value-type="float" table:style-name="acquired_lot_fiat"/>
          <table:table-cell office:value-type="string" table:style-name="acquired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6)" table:style-name="taxable_event_percent"/>
          <table:table-cell table:formula="=HYPERLINK(&quot;#B2 In-Out.a10:z10&quot;; 42600.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2/3: 3.00000000 of 5.00000000 B2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04)" table:style-name="taxable_event_percent"/>
          <table:table-cell table:formula="=HYPERLINK(&quot;#B2 In-Out.a10:z10&quot;; 2840.0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3/3: 0.20000000 of 5.00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05)" table:style-name="acquired_lot_percent"/>
          <table:table-cell table:formula="=HYPERLINK(&quot;#B2 In-Out.a4:z4&quot;; 2820.000000000000000)" table:style-name="acquired_lot_fiat"/>
          <table:table-cell table:formula="=HYPERLINK(&quot;#B2 In-Out.a4:z4&quot;; 20.0000000000000)" table:style-name="acquired_lot_fiat"/>
          <table:table-cell table:formula="=HYPERLINK(&quot;#B2 In-Out.a4:z4&quot;; 2820.0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2 17:50:00+00:00&quot;)" table:style-name="taxable_event_alt_default"/>
          <table:table-cell table:formula="=HYPERLINK(&quot;#B2 In-Out.a11:z11&quot;; &quot;OUT / DONATE&quot;)" table:style-name="taxable_event_alt_default"/>
          <table:table-cell table:formula="=HYPERLINK(&quot;#B2 In-Out.a11:z11&quot;; 1)" table:style-name="taxable_event_alt_percent"/>
          <table:table-cell table:formula="=HYPERLINK(&quot;#B2 In-Out.a11:z11&quot;; 54197.00000000000000)" table:style-name="highlighted_fiat"/>
          <table:table-cell table:formula="=HYPERLINK(&quot;#B2 In-Out.a11:z11&quot;; 14300.00000000000)" table:style-name="taxable_event_alt_fiat"/>
          <table:table-cell table:formula="=HYPERLINK(&quot;#B2 In-Out.a11:z11&quot;; &quot;1/1: 3.79000000 of 3.79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9475)" table:style-name="acquired_lot_percent"/>
          <table:table-cell table:formula="=HYPERLINK(&quot;#B2 In-Out.a4:z4&quot;; 53439.00000000000000)" table:style-name="acquired_lot_fiat"/>
          <table:table-cell table:formula="=HYPERLINK(&quot;#B2 In-Out.a4:z4&quot;; 379.000000000000000)" table:style-name="acquired_lot_fiat"/>
          <table:table-cell table:formula="=HYPERLINK(&quot;#B2 In-Out.a4:z4&quot;; 53439.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358)" table:style-name="taxable_event_percent"/>
          <table:table-cell table:formula="=HYPERLINK(&quot;#B4 In-Out.a10:z10&quot;; 25418.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1/3: 1.79000000 of 5.00000000 B4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895" office:value-type="float" table:style-name="acquired_lot_percent"/>
          <table:table-cell office:value="21480.0" office:value-type="float" table:style-name="acquired_lot_fiat"/>
          <table:table-cell office:value="0.0" office:value-type="float" table:style-name="acquired_lot_fiat"/>
          <table:table-cell office:value="21480.0" office:value-type="float" table:style-name="highlighted_fiat"/>
          <table:table-cell office:value="12000.0" office:value-type="float" table:style-name="acquired_lot_fiat"/>
          <table:table-cell office:value-type="string" table:style-name="acquired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6)" table:style-name="taxable_event_percent"/>
          <table:table-cell table:formula="=HYPERLINK(&quot;#B4 In-Out.a10:z10&quot;; 42600.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2/3: 3.00000000 of 5.00000000 B4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042)" table:style-name="taxable_event_percent"/>
          <table:table-cell table:formula="=HYPERLINK(&quot;#B4 In-Out.a10:z10&quot;; 2982.0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3/3: 0.21000000 of 5.00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0525)" table:style-name="acquired_lot_percent"/>
          <table:table-cell table:formula="=HYPERLINK(&quot;#B4 In-Out.a4:z4&quot;; 2961.000000000000000)" table:style-name="acquired_lot_fiat"/>
          <table:table-cell table:formula="=HYPERLINK(&quot;#B4 In-Out.a4:z4&quot;; 21.000000000000000)" table:style-name="acquired_lot_fiat"/>
          <table:table-cell table:formula="=HYPERLINK(&quot;#B4 In-Out.a4:z4&quot;; 2961.0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2 17:50:00+00:00&quot;)" table:style-name="taxable_event_alt_default"/>
          <table:table-cell table:formula="=HYPERLINK(&quot;#B4 In-Out.a11:z11&quot;; &quot;OUT / DONATE&quot;)" table:style-name="taxable_event_alt_default"/>
          <table:table-cell table:formula="=HYPERLINK(&quot;#B4 In-Out.a11:z11&quot;; 1)" table:style-name="taxable_event_alt_percent"/>
          <table:table-cell table:formula="=HYPERLINK(&quot;#B4 In-Out.a11:z11&quot;; 54197.00000000000000)" table:style-name="highlighted_fiat"/>
          <table:table-cell table:formula="=HYPERLINK(&quot;#B4 In-Out.a11:z11&quot;; 14300.00000000000)" table:style-name="taxable_event_alt_fiat"/>
          <table:table-cell table:formula="=HYPERLINK(&quot;#B4 In-Out.a11:z11&quot;; &quot;1/1: 3.79000000 of 3.79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9475)" table:style-name="acquired_lot_percent"/>
          <table:table-cell table:formula="=HYPERLINK(&quot;#B4 In-Out.a4:z4&quot;; 53439.00000000000000)" table:style-name="acquired_lot_fiat"/>
          <table:table-cell table:formula="=HYPERLINK(&quot;#B4 In-Out.a4:z4&quot;; 379.000000000000000)" table:style-name="acquired_lot_fiat"/>
          <table:table-cell table:formula="=HYPERLINK(&quot;#B4 In-Out.a4:z4&quot;; 53439.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6.468449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